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10.073cm"/>
    </style:style>
    <style:style style:name="gr3" style:family="graphic" style:parent-style-name="standard">
      <style:graphic-properties svg:stroke-color="#ff7f00" draw:fill-color="#ff7f00" draw:textarea-horizontal-align="justify" draw:textarea-vertical-align="middle" draw:auto-grow-height="false" fo:min-height="10.799cm" fo:min-width="15.248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7.2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7fff00" draw:textarea-horizontal-align="justify" draw:textarea-vertical-align="middle" draw:auto-grow-height="false" fo:min-height="0.258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2.417cm" fo:min-width="18.042cm"/>
    </style:style>
    <style:style style:name="gr8" style:family="graphic" style:parent-style-name="standard">
      <style:graphic-properties draw:fill-color="#a600a8" draw:textarea-horizontal-align="justify" draw:textarea-vertical-align="middle" draw:auto-grow-height="false" fo:min-height="1.655cm" fo:min-width="4.072cm"/>
    </style:style>
    <style:style style:name="gr9" style:family="graphic" style:parent-style-name="standard">
      <style:graphic-properties draw:fill-color="#d2d02b" draw:textarea-horizontal-align="justify" draw:textarea-vertical-align="middle" draw:auto-grow-height="false" fo:min-height="1.528cm" fo:min-width="4.072cm"/>
    </style:style>
    <style:style style:name="gr10" style:family="graphic" style:parent-style-name="standard">
      <style:graphic-properties draw:fill-color="#d02bd2" draw:textarea-horizontal-align="justify" draw:textarea-vertical-align="middle" draw:auto-grow-height="false" fo:min-height="2.163cm" fo:min-width="1.7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7f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fff00"/>
      <style:paragraph-properties fo:text-align="center"/>
    </style:style>
    <style:style style:name="P6" style:family="paragraph">
      <loext:graphic-properties draw:fill-color="#a600a8"/>
      <style:paragraph-properties fo:text-align="center"/>
    </style:style>
    <style:style style:name="P7" style:family="paragraph">
      <loext:graphic-properties draw:fill-color="#d2d02b"/>
      <style:paragraph-properties fo:text-align="center"/>
    </style:style>
    <style:style style:name="P8" style:family="paragraph">
      <loext:graphic-properties draw:fill-color="#d02bd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3cm" svg:height="0.939cm" draw:transform="rotate (-1.21335289598646) translate (2.50736356412409cm 1.03409833807787cm)" svg:viewBox="0 0 974 940" svg:d="M0 783c137-146 1382 313 430 98-780-175 369-298 544-293l-229-302-289-140-226-146">
          <text:p/>
        </draw:path>
        <draw:path draw:style-name="gr1" draw:text-style-name="P1" draw:layer="layout" svg:width="4.904cm" svg:height="1.431cm" draw:transform="rotate (-2.9237755629409) translate (7.43733440536443cm 2.05342884729258cm)" svg:viewBox="0 0 4905 1432" svg:d="M4157 1236c347 387 1378 115 195-76-950-152-613 582-829 115-410-886 33 196-498 98-488-91 47-1072-404-327-391 646-452-458-625-675-300-378-729 508-1078-239-137-291-797 914-161 590 177-90 688-736 3-684l-438-38-322 108">
          <text:p/>
        </draw:path>
        <draw:custom-shape draw:style-name="gr2" draw:text-style-name="P2" draw:layer="layout" svg:width="10.573cm" svg:height="2.667cm" svg:x="9.89cm" svg:y="1.127cm">
          <text:p text:style-name="P2">Input: building (Drop), room (enter #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748cm" svg:height="11.049cm" svg:x="1.635cm" svg:y="3.921cm">
          <text:p text:style-name="P2">Ma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747cm" svg:height="1.905cm" svg:x="1.508cm" svg:y="1.25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64cm" svg:height="0.848cm" svg:x="3.794cm" svg:y="1.762cm">
          <draw:text-box>
            <text:p>Name of App</text:p>
          </draw:text-box>
        </draw:frame>
        <draw:custom-shape draw:style-name="gr6" draw:text-style-name="P5" draw:layer="layout" svg:width="2.794cm" svg:height="0.508cm" svg:x="17.51cm" svg:y="3.159cm">
          <text:p text:style-name="P2">Ent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542cm" svg:height="2.667cm" svg:x="1.889cm" svg:y="15.4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72cm" svg:height="1.905cm" svg:x="2.524cm" svg:y="15.732cm">
          <text:p text:style-name="P2">Lost (save dest)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2cm" svg:height="1.778cm" svg:x="7.477cm" svg:y="15.859cm">
          <text:p text:style-name="P2">Clear (all)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2.413cm" svg:x="17.764cm" svg:y="7.604cm">
          <text:p text:style-name="P2">Arrow</text:p>
          <text:p text:style-name="P2">Go up/</text:p>
          <text:p text:style-name="P2">Go dow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5:23:45.753887072</meta:creation-date>
    <dc:date>2018-02-13T16:05:22.060779194</dc:date>
    <meta:editing-duration>PT31M26S</meta:editing-duration>
    <meta:editing-cycles>1</meta:editing-cycles>
    <meta:generator>LibreOffice/5.3.7.2.0$Linux_X86_64 LibreOffice_project/30$Build-2</meta:generator>
    <meta:document-statistic meta:object-count="11"/>
  </office:meta>
</office:document-meta>
</file>